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top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top" fo:wrap-option="wrap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automatic" fo:wrap-option="wrap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A6A6A6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6.01133333333333cm"/>
    </style:style>
    <style:style style:name="co3" style:family="table-column">
      <style:table-column-properties fo:break-before="auto" style:column-width="7.768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9.8pt" style:use-optimal-row-height="fals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36pt" style:use-optimal-row-height="true" fo:break-before="auto"/>
    </style:style>
    <style:style style:name="ro5" style:family="table-row">
      <style:table-row-properties style:row-height="54pt" style:use-optimal-row-height="true" fo:break-before="auto"/>
    </style:style>
    <style:style style:name="ro6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table:style-name="ce10"/>
          <table:table-cell office:value-type="string" table:style-name="ce11">
            <text:p>TEST_CASES_SAUCE_DEMO</text:p>
          </table:table-cell>
          <table:table-cell table:number-columns-repeated="2" table:style-name="ce10"/>
          <table:table-cell table:number-columns-repeated="16380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TC_001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scription: Add product to the cart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: standard_user <text:s/>password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Select a product and add it to cart</text:p>
          </table:table-cell>
          <table:table-cell table:style-name="ce1"/>
          <table:table-cell office:value-type="string" table:style-name="ce8">
            <text:p>The product has been added to cart successfully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8"/>
          <table:table-cell table:style-name="ce1"/>
          <table:table-cell table:style-name="ce8"/>
          <table:table-cell table:number-columns-repeated="16380"/>
        </table:table-row>
        <table:table-row table:style-name="ro2">
          <table:table-cell office:value-type="string" table:style-name="ce3">
            <text:p>TC_002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scription: Remove product from the cart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Select a product and add it to cart</text:p>
          </table:table-cell>
          <table:table-cell table:style-name="ce1"/>
          <table:table-cell office:value-type="string" table:style-name="ce8">
            <text:p>The product has been added to cart successfully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Go to the cart and press the remove button to remove the product</text:p>
          </table:table-cell>
          <table:table-cell table:style-name="ce1"/>
          <table:table-cell office:value-type="string" table:style-name="ce7">
            <text:p>The product has been revom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03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Description: Buy the product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Select a product and add it to cart</text:p>
          </table:table-cell>
          <table:table-cell table:style-name="ce1"/>
          <table:table-cell office:value-type="string" table:style-name="ce8">
            <text:p>The product has been added to cart successfully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Go to the cart and press the checkout button to buy the product</text:p>
          </table:table-cell>
          <table:table-cell table:style-name="ce1"/>
          <table:table-cell office:value-type="string" table:style-name="ce7">
            <text:p>The '' checkout information" page has opened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7">
            <text:p>Complete the needed informations and press continue</text:p>
          </table:table-cell>
          <table:table-cell table:style-name="ce1"/>
          <table:table-cell office:value-type="string" table:style-name="ce7">
            <text:p>The "Checkout: Overview" page has opened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4">
            <text:p>Press the finish button</text:p>
          </table:table-cell>
          <table:table-cell table:style-name="ce1"/>
          <table:table-cell office:value-type="string" table:style-name="ce7">
            <text:p>The order has been completed successful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04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Description: Check the product description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Select a product and click on it</text:p>
          </table:table-cell>
          <table:table-cell table:style-name="ce1"/>
          <table:table-cell office:value-type="string" table:style-name="ce8">
            <text:p>The description page has been opened<text:s/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05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ption: Invalid user</text:p>
          </table:table-cell>
          <table:table-cell office:value-type="string" table:style-name="ce7">
            <text:p>Enter an invalid username &amp; a valid password</text:p>
          </table:table-cell>
          <table:table-cell office:value-type="string" table:style-name="ce7">
            <text:p>username: standard password: secret_sauce<text:s/></text:p>
          </table:table-cell>
          <table:table-cell office:value-type="string" table:style-name="ce9">
            <text:p>An error message has been appeared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8"/>
          <table:table-cell table:style-name="ce1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TC_006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ption: Invalid password</text:p>
          </table:table-cell>
          <table:table-cell office:value-type="string" table:style-name="ce7">
            <text:p>Enter a valid username &amp; an invalid password</text:p>
          </table:table-cell>
          <table:table-cell office:value-type="string" table:style-name="ce7">
            <text:p>username: standard_user password: secret</text:p>
          </table:table-cell>
          <table:table-cell office:value-type="string" table:style-name="ce9">
            <text:p>An error message has been appear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07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4">
          <table:table-cell office:value-type="string" table:style-name="ce7">
            <text:p>Description: username with caps</text:p>
          </table:table-cell>
          <table:table-cell office:value-type="string" table:style-name="ce7">
            <text:p>Enter a validusername with a cap letter &amp; a valid password</text:p>
          </table:table-cell>
          <table:table-cell office:value-type="string" table:style-name="ce7">
            <text:p>username: Standard_user password: secret_sauce</text:p>
          </table:table-cell>
          <table:table-cell office:value-type="string" table:style-name="ce9">
            <text:p>An error message has been appeare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08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Description: Add multiple products to the cart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: standard_user <text:s/>password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Select multiple products, add them to the cart and press the cart button</text:p>
          </table:table-cell>
          <table:table-cell table:style-name="ce1"/>
          <table:table-cell office:value-type="string" table:style-name="ce7">
            <text:p>The products have been added to cart successfully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8"/>
          <table:table-cell table:number-columns-repeated="16382" table:style-name="ce1"/>
        </table:table-row>
        <table:table-row table:style-name="ro2">
          <table:table-cell office:value-type="string" table:style-name="ce3">
            <text:p>TC_009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scription: Remove multiple products from the cart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Select multiple products, add them to the cart and press the cart button</text:p>
          </table:table-cell>
          <table:table-cell table:style-name="ce1"/>
          <table:table-cell office:value-type="string" table:style-name="ce7">
            <text:p>The products have been added to cart successfully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Go to the cart and press the remove button to remove the products</text:p>
          </table:table-cell>
          <table:table-cell table:style-name="ce1"/>
          <table:table-cell office:value-type="string" table:style-name="ce7">
            <text:p>The products have been revomed successful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TC_010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 table:style-name="ce2"/>
        </table:table-row>
        <table:table-row table:style-name="ro3">
          <table:table-cell office:value-type="string" table:style-name="ce7">
            <text:p>Description: Continue Shopping button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Select multiple products, add them to the cart and press the cart button</text:p>
          </table:table-cell>
          <table:table-cell table:style-name="ce1"/>
          <table:table-cell office:value-type="string" table:style-name="ce7">
            <text:p>The products have been added to cart successfully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Go to the cart and press the "continue shopping" button</text:p>
          </table:table-cell>
          <table:table-cell table:style-name="ce1"/>
          <table:table-cell office:value-type="string" table:style-name="ce7">
            <text:p>The product page has been appeared again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7">
            <text:p>Add another product to the cart and press the cart button</text:p>
          </table:table-cell>
          <table:table-cell table:style-name="ce1"/>
          <table:table-cell office:value-type="string" table:style-name="ce7">
            <text:p>The new product has been added to cart successfull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C_011</text:p>
          </table:table-cell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office:value-type="string" table:style-name="ce3">
            <text:p>Expected <text:s/>Result</text:p>
          </table:table-cell>
          <table:table-cell table:number-columns-repeated="16380"/>
        </table:table-row>
        <table:table-row table:style-name="ro5">
          <table:table-cell office:value-type="string" table:style-name="ce7">
            <text:p>Description: Change user</text:p>
          </table:table-cell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office:value-type="string" table:style-name="ce6">
            <text:p>The user has logged in successfully and the products page has been appeared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8">
            <text:p>Select multiple products, add them to the cart and press the cart button</text:p>
          </table:table-cell>
          <table:table-cell table:style-name="ce1"/>
          <table:table-cell office:value-type="string" table:style-name="ce7">
            <text:p>The products have been added to cart successfully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8">
            <text:p>Go to the cart and press the "continue shopping" button</text:p>
          </table:table-cell>
          <table:table-cell table:style-name="ce1"/>
          <table:table-cell office:value-type="string" table:style-name="ce7">
            <text:p>The product page has been appeared again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7">
            <text:p>Add another product to the cart and press the cart button</text:p>
          </table:table-cell>
          <table:table-cell table:style-name="ce1"/>
          <table:table-cell office:value-type="string" table:style-name="ce7">
            <text:p>The new product has been added to cart successfully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5">
            <text:p>Press the "log out" button</text:p>
          </table:table-cell>
          <table:table-cell table:style-name="ce1"/>
          <table:table-cell office:value-type="string" table:style-name="ce7">
            <text:p>The user has been logged out successfully</text:p>
          </table:table-cell>
          <table:table-cell table:number-columns-repeated="16380"/>
        </table:table-row>
        <table:table-row table:style-name="ro4">
          <table:table-cell table:style-name="ce1"/>
          <table:table-cell office:value-type="string" table:style-name="ce4">
            <text:p>Log in with a different user</text:p>
          </table:table-cell>
          <table:table-cell office:value-type="string" table:style-name="ce7">
            <text:p>username : problem_user <text:s/>password : secret_sauce<text:s/></text:p>
          </table:table-cell>
          <table:table-cell office:value-type="string" table:style-name="ce7">
            <text:p>The user has been logged in successfully and the cart is empty<text:s/>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2">
            <text:p>BUG ??</text:p>
          </table:table-cell>
          <table:table-cell table:style-name="ce4"/>
          <table:table-cell table:number-columns-repeated="16382" table:style-name="ce1"/>
        </table:table-row>
        <table:table-row table:style-name="ro1">
          <table:table-cell office:value-type="string" table:style-name="ce3">
            <text:p>Step</text:p>
          </table:table-cell>
          <table:table-cell office:value-type="string" table:style-name="ce3">
            <text:p>Test <text:s/>Data</text:p>
          </table:table-cell>
          <table:table-cell table:style-name="ce13"/>
          <table:table-cell table:number-columns-repeated="16381" table:style-name="ce1"/>
        </table:table-row>
        <table:table-row table:style-name="ro4">
          <table:table-cell office:value-type="string" table:style-name="ce7">
            <text:p>Enter a valid username &amp; password</text:p>
          </table:table-cell>
          <table:table-cell office:value-type="string" table:style-name="ce7">
            <text:p>username : standard_user <text:s/>password : secret_sauce<text:s/></text:p>
          </table:table-cell>
          <table:table-cell table:style-name="ce6"/>
          <table:table-cell table:number-columns-repeated="16381" table:style-name="ce1"/>
        </table:table-row>
        <table:table-row table:style-name="ro5">
          <table:table-cell office:value-type="string" table:style-name="ce8">
            <text:p>Select multiple products, add them to the cart and press the cart button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4">
          <table:table-cell office:value-type="string" table:style-name="ce8">
            <text:p>Go to the cart and press the "continue shopping" button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5">
          <table:table-cell office:value-type="string" table:style-name="ce7">
            <text:p>Add another product to the cart and press the cart button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1">
          <table:table-cell office:value-type="string" table:style-name="ce5">
            <text:p>Press the "log out" button</text:p>
          </table:table-cell>
          <table:table-cell table:style-name="ce1"/>
          <table:table-cell table:style-name="ce7"/>
          <table:table-cell table:number-columns-repeated="16381" table:style-name="ce1"/>
        </table:table-row>
        <table:table-row table:style-name="ro4">
          <table:table-cell office:value-type="string" table:style-name="ce4">
            <text:p>Log in with a different user</text:p>
          </table:table-cell>
          <table:table-cell office:value-type="string" table:style-name="ce7">
            <text:p>username : problem_user <text:s/>password : secret_sauce<text:s/></text:p>
          </table:table-cell>
          <table:table-cell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5">
          <table:table-cell office:value-type="string" table:style-name="ce1">
            <text:p>Expected Result:<text:s/></text:p>
          </table:table-cell>
          <table:table-cell office:value-type="string" table:style-name="ce7">
            <text:p>The new user has been logged in successfully and the cart is empty<text:s/>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">
            <text:p>Actual Result:</text:p>
          </table:table-cell>
          <table:table-cell office:value-type="string" table:style-name="ce7">
            <text:p>The new user has been logged in successfully and the cart continue to include the products of the previous user</text:p>
          </table:table-cell>
          <table:table-cell table:number-columns-repeated="16382" table:style-name="ce1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Pourgias, Panagiotis</meta:initial-creator>
    <dc:creator>Pourgias, Panagiotis</dc:creator>
    <meta:creation-date>2023-12-17T17:43:20Z</meta:creation-date>
    <dc:date>2023-12-17T19:08:57Z</dc:date>
  </office:meta>
</office:document-meta>
</file>